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pCommandImpl.ge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Command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CommandImpl.StopCommandImpl( Bundl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pCommandImpl.execute( String s , PrintStream out , PrintStream er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topCommandImpl.getShor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